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Futura BT W01 Book" svg:font-family="'Futura BT W01 Book', OpenSansRegular, 'Open Sans Regular', sans-serif"/>
    <style:font-face style:name="OpenSymbol1" svg:font-family="OpenSymbol, 'Arial Unicode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874in"/>
        </style:tab-stops>
      </style:paragraph-properties>
      <style:text-properties fo:font-weight="bold" officeooo:paragraph-rsid="0016a482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0.1874in"/>
        </style:tab-stops>
      </style:paragraph-properties>
      <style:text-properties officeooo:paragraph-rsid="001797dd"/>
    </style:style>
    <style:style style:name="P3" style:family="paragraph" style:parent-style-name="Standard">
      <loext:graphic-properties draw:fill="none"/>
      <style:paragraph-properties fo:background-color="transparent">
        <style:tab-stops/>
      </style:paragraph-properties>
      <style:text-properties officeooo:paragraph-rsid="001797dd"/>
    </style:style>
    <style:style style:name="P4" style:family="paragraph" style:parent-style-name="Standard">
      <style:paragraph-properties>
        <style:tab-stops>
          <style:tab-stop style:position="0.1874in"/>
        </style:tab-stops>
      </style:paragraph-properties>
      <style:text-properties fo:color="#000000" style:font-name="Times New Roman" fo:font-size="12pt" fo:font-weight="normal" officeooo:rsid="00245e7c" officeooo:paragraph-rsid="0016a482" style:font-size-asian="12pt" style:font-weight-asian="normal" style:font-name-complex="Times New Roman" style:font-size-complex="12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465a4" officeooo:paragraph-rsid="0016a482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993300" fo:font-size="10pt" officeooo:paragraph-rsid="0016a482" style:font-size-asian="10pt"/>
    </style:style>
    <style:style style:name="P7" style:family="paragraph" style:parent-style-name="Standard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size="18pt" officeooo:paragraph-rsid="0016a482" style:font-size-asian="18pt" style:font-size-complex="18pt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.0417in" fo:margin-bottom="0in" loext:contextual-spacing="false" fo:text-indent="0in" style:auto-text-indent="false" fo:background-color="#ffffff" style:vertical-align="baseline"/>
      <style:text-properties officeooo:paragraph-rsid="0016a482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fo:padding="0in" fo:border="none">
        <style:tab-stops/>
      </style:paragraph-properties>
      <style:text-properties fo:color="#000000" style:font-name="Times New Roman" fo:font-size="12pt" fo:font-weight="normal" officeooo:rsid="0019b873" officeooo:paragraph-rsid="001797dd" style:font-size-asian="12pt" style:font-weight-asian="normal" style:font-name-complex="Times New Roman" style:font-size-complex="12pt" style:font-weight-complex="bold"/>
    </style:style>
    <style:style style:name="P10" style:family="paragraph" style:parent-style-name="Standard">
      <style:paragraph-properties fo:margin-left="0.4in" fo:margin-right="0in" fo:line-height="115%" fo:text-indent="0in" style:auto-text-indent="false"/>
      <style:text-properties fo:color="#3465a4" officeooo:paragraph-rsid="0016a482"/>
    </style:style>
    <style:style style:name="P11" style:family="paragraph" style:parent-style-name="Standard">
      <style:paragraph-properties fo:margin-left="0.4in" fo:margin-right="0in" fo:line-height="115%" fo:text-indent="0in" style:auto-text-indent="false"/>
      <style:text-properties fo:color="#808080" fo:font-size="13pt" fo:language="fr" fo:country="CA" officeooo:paragraph-rsid="0016a482" style:font-size-asian="13pt" style:font-size-complex="13pt"/>
    </style:style>
    <style:style style:name="P12" style:family="paragraph" style:parent-style-name="Standard">
      <style:paragraph-properties fo:margin-left="0.4in" fo:margin-right="0in" fo:text-indent="0in" style:auto-text-indent="false"/>
      <style:text-properties fo:color="#808080" officeooo:paragraph-rsid="0016a482"/>
    </style:style>
    <style:style style:name="P13" style:family="paragraph" style:parent-style-name="Standard">
      <style:paragraph-properties fo:margin-left="0.4in" fo:margin-right="0in" fo:text-indent="0in" style:auto-text-indent="false">
        <style:tab-stops>
          <style:tab-stop style:position="0.1874in"/>
        </style:tab-stops>
      </style:paragraph-properties>
      <style:text-properties officeooo:paragraph-rsid="0016a482"/>
    </style:style>
    <style:style style:name="P14" style:family="paragraph" style:parent-style-name="Standard">
      <style:paragraph-properties fo:margin-left="0.4in" fo:margin-right="0in" fo:margin-top="0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size="20pt" officeooo:paragraph-rsid="0016a482" style:font-size-asian="20pt" style:font-size-complex="20pt"/>
    </style:style>
    <style:style style:name="P15" style:family="paragraph" style:parent-style-name="Standard">
      <style:paragraph-properties fo:margin-left="0.4in" fo:margin-right="0in" fo:margin-top="0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style:font-name="Liberation Serif" fo:font-size="12pt" officeooo:paragraph-rsid="001c09bb" style:font-size-asian="12pt" style:font-size-complex="12pt"/>
    </style:style>
    <style:style style:name="P16" style:family="paragraph" style:parent-style-name="Standard">
      <style:paragraph-properties fo:margin-left="0.4in" fo:margin-right="0in" fo:margin-top="0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variant="normal" fo:text-transform="none" fo:color="#000000" style:font-name="Liberation Serif" fo:font-size="12pt" fo:letter-spacing="normal" fo:font-style="normal" fo:font-weight="normal" officeooo:paragraph-rsid="0016a482" style:font-size-asian="12pt" style:font-style-asian="normal" style:font-weight-asian="normal" style:font-name-complex="Times New Roman" style:font-size-complex="12pt" style:font-weight-complex="bold"/>
    </style:style>
    <style:style style:name="P17" style:family="paragraph" style:parent-style-name="Standard">
      <style:paragraph-properties fo:margin-left="0.4in" fo:margin-right="0in" fo:margin-top="0.1665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color="#3465a4" fo:font-size="20pt" officeooo:paragraph-rsid="0016a482" style:font-size-asian="20pt" style:font-size-complex="20pt"/>
    </style:style>
    <style:style style:name="P18" style:family="paragraph" style:parent-style-name="Standard">
      <style:paragraph-properties fo:margin-left="0.4in" fo:margin-right="0in" fo:margin-top="0.1665in" fo:margin-bottom="0.0835in" loext:contextual-spacing="false" fo:text-indent="0in" style:auto-text-indent="false" fo:padding-left="0in" fo:padding-right="0in" fo:padding-top="0.0138in" fo:padding-bottom="0in" fo:border-left="none" fo:border-right="none" fo:border-top="0.51pt dotted #000000" fo:border-bottom="none"/>
      <style:text-properties fo:font-size="20pt" officeooo:paragraph-rsid="0016a482" style:font-size-asian="20pt" style:font-size-complex="20pt"/>
    </style:style>
    <style:style style:name="P19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align="justify" style:justify-single-word="false" fo:text-indent="0in" style:auto-text-indent="false" fo:background-color="#ffffff" style:vertical-align="baseline"/>
      <style:text-properties officeooo:paragraph-rsid="0016a482"/>
    </style:style>
    <style:style style:name="P20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align="justify" style:justify-single-word="false" fo:text-indent="0in" style:auto-text-indent="false" fo:background-color="#ffffff" style:vertical-align="baseline"/>
      <style:text-properties fo:color="#000000" fo:font-weight="bold" officeooo:paragraph-rsid="0016a482" style:font-weight-asian="bold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indent="0in" style:auto-text-indent="false" fo:background-color="#ffffff" style:vertical-align="baseline"/>
      <style:text-properties officeooo:paragraph-rsid="0016a482"/>
    </style:style>
    <style:style style:name="P22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indent="0in" style:auto-text-indent="false" fo:background-color="#ffffff" style:vertical-align="baseline"/>
      <style:text-properties fo:color="#222222" fo:font-style="italic" officeooo:paragraph-rsid="0016a482" fo:background-color="#ffffff" style:font-style-asian="italic" style:font-style-complex="italic"/>
    </style:style>
    <style:style style:name="P23" style:family="paragraph" style:parent-style-name="Standard">
      <loext:graphic-properties draw:fill="solid" draw:fill-color="#ffffff"/>
      <style:paragraph-properties fo:margin-left="0.3752in" fo:margin-right="0in" fo:margin-top="0.1665in" fo:margin-bottom="0.0835in" loext:contextual-spacing="false" fo:orphans="2" fo:widows="2" fo:text-indent="0in" style:auto-text-indent="false" fo:background-color="#ffffff" fo:padding-left="0in" fo:padding-right="0in" fo:padding-top="0.0138in" fo:padding-bottom="0in" fo:border-left="none" fo:border-right="none" fo:border-top="0.51pt dotted #000000" fo:border-bottom="none" style:writing-mode="lr-tb"/>
      <style:text-properties fo:color="#3465a4" fo:font-size="20pt" officeooo:paragraph-rsid="0016a482" style:font-size-asian="20pt" style:font-size-complex="20pt"/>
    </style:style>
    <style:style style:name="P24" style:family="paragraph" style:parent-style-name="Standard">
      <loext:graphic-properties draw:fill="solid" draw:fill-color="#ffffff"/>
      <style:paragraph-properties fo:margin-left="0.3752in" fo:margin-right="0in" fo:margin-top="0.1665in" fo:margin-bottom="0.0835in" loext:contextual-spacing="false" fo:orphans="2" fo:widows="2" fo:text-indent="0in" style:auto-text-indent="false" fo:background-color="#ffffff" fo:padding-left="0in" fo:padding-right="0in" fo:padding-top="0.0138in" fo:padding-bottom="0in" fo:border-left="none" fo:border-right="none" fo:border-top="0.51pt dotted #000000" fo:border-bottom="none" style:writing-mode="lr-tb"/>
      <style:text-properties fo:color="#3465a4" fo:font-size="20pt" officeooo:paragraph-rsid="001d1c17" style:font-size-asian="20pt" style:font-size-complex="20pt"/>
    </style:style>
    <style:style style:name="P25" style:family="paragraph" style:parent-style-name="Standard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paragraph-rsid="0016a482"/>
    </style:style>
    <style:style style:name="P26" style:family="paragraph" style:parent-style-name="Standard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1f801e" officeooo:paragraph-rsid="0016a482"/>
    </style:style>
    <style:style style:name="P27" style:family="paragraph" style:parent-style-name="Standard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font-size="13pt" fo:font-weight="bold" officeooo:paragraph-rsid="0016a482" style:font-size-asian="13pt" style:font-weight-asian="bold" style:font-size-complex="13pt" style:font-weight-complex="bold"/>
    </style:style>
    <style:style style:name="P28" style:family="paragraph" style:parent-style-name="Text_20_body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paragraph-rsid="0016a482" style:font-size-asian="12pt" style:font-size-complex="12pt"/>
    </style:style>
    <style:style style:name="P29" style:family="paragraph" style:parent-style-name="Text_20_body" style:list-style-name="WW8Num2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variant="normal" fo:text-transform="none" fo:color="#181717" style:font-name="Times New Roman" fo:font-size="12pt" fo:letter-spacing="normal" fo:font-style="normal" fo:font-weight="normal" officeooo:paragraph-rsid="0016a482" style:font-size-asian="12pt" style:font-style-asian="normal" style:font-weight-asian="normal" style:font-name-complex="Times New Roman" style:font-size-complex="12pt" style:font-weight-complex="bold"/>
    </style:style>
    <style:style style:name="P30" style:family="paragraph" style:parent-style-name="Text_20_body" style:list-style-name="WW8Num2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variant="normal" fo:text-transform="none" fo:color="#181717" style:font-name="Times New Roman" fo:font-size="12pt" fo:letter-spacing="normal" fo:font-style="normal" fo:font-weight="normal" officeooo:rsid="0039efc7" officeooo:paragraph-rsid="0016a482" style:font-size-asian="12pt" style:font-style-asian="normal" style:font-weight-asian="normal" style:font-name-complex="Times New Roman" style:font-size-complex="12pt" style:font-weight-complex="bold"/>
    </style:style>
    <style:style style:name="P31" style:family="paragraph" style:parent-style-name="Text_20_body" style:list-style-name="WW8Num2">
      <style:paragraph-properties fo:margin-top="0in" fo:margin-bottom="0in" loext:contextual-spacing="false" fo:orphans="2" fo:widows="2" fo:padding="0in" fo:border="none">
        <style:tab-stops>
          <style:tab-stop style:position="0.1874in"/>
        </style:tab-stops>
      </style:paragraph-properties>
      <style:text-properties fo:font-size="12pt" fo:font-weight="normal" officeooo:paragraph-rsid="001d1c17" style:font-size-asian="12pt" style:font-weight-asian="normal" style:font-size-complex="12pt" style:font-weight-complex="normal"/>
    </style:style>
    <style:style style:name="P32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1c17" style:font-size-asian="12pt" style:font-size-complex="12pt"/>
    </style:style>
    <style:style style:name="P33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font-variant="normal" fo:text-transform="none" fo:color="#000000" style:font-name="Times New Roman" fo:font-size="12pt" fo:letter-spacing="normal" fo:font-style="normal" fo:font-weight="normal" officeooo:paragraph-rsid="001e0e51" style:font-size-asian="12pt" style:font-size-complex="12pt"/>
    </style:style>
    <style:style style:name="P35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color="#000000" style:font-name="Times New Roman" fo:font-size="12pt" style:font-size-asian="12pt" style:font-size-complex="12pt"/>
    </style:style>
    <style:style style:name="P36" style:family="paragraph" style:parent-style-name="Text_20_body" style:list-style-name="L5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fo:background-color="transparent" fo:padding="0in" fo:border="none">
        <style:tab-stops>
          <style:tab-stop style:position="0.1874in"/>
        </style:tab-stops>
      </style:paragraph-properties>
      <style:text-properties fo:color="#000000" style:font-name="Times New Roman" fo:font-size="12pt" officeooo:paragraph-rsid="001e0e51" style:font-size-asian="12pt" style:font-size-complex="12pt"/>
    </style:style>
    <style:style style:name="P37" style:family="paragraph" style:parent-style-name="Text_20_body" style:list-style-name="L5" style:master-page-name="">
      <loext:graphic-properties draw:fill="none"/>
      <style:paragraph-properties fo:margin-left="0.5in" fo:margin-right="0in" fo:margin-top="0in" fo:margin-bottom="0in" loext:contextual-spacing="false" style:line-height-at-least="0.2in" fo:text-align="start" style:justify-single-word="false" fo:orphans="2" fo:widows="2" fo:text-indent="0.6866in" style:auto-text-indent="false" style:page-number="auto" fo:background-color="transparent" fo:padding="0in" fo:border="non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d1c17" style:font-size-asian="12pt" style:font-size-complex="12pt"/>
    </style:style>
    <style:style style:name="P38" style:family="paragraph" style:parent-style-name="Text_20_body" style:list-style-name="L5">
      <loext:graphic-properties draw:fill="none"/>
      <style:paragraph-properties fo:margin-left="0.5in" fo:margin-right="0in" style:line-height-at-least="0.2in" fo:text-align="start" style:justify-single-word="false" fo:orphans="2" fo:widows="2" fo:text-indent="0.6866in" style:auto-text-indent="false" fo:background-color="transparent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Standard" style:master-page-name="Standard">
      <style:paragraph-properties fo:margin-left="0in" fo:margin-right="0in" fo:line-height="115%" fo:text-align="center" style:justify-single-word="false" fo:text-indent="0in" style:auto-text-indent="false" style:page-number="auto"/>
      <style:text-properties fo:color="#3465a4" fo:font-size="28pt" fo:language="fr" fo:country="CA" fo:font-weight="bold" officeooo:paragraph-rsid="0016a482" fo:background-color="#3465a4" style:font-size-asian="28pt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paragraph-rsid="0016a482"/>
    </style:style>
    <style:style style:name="P41" style:family="paragraph" style:parent-style-name="Standard">
      <loext:graphic-properties draw:fill="solid" draw:fill-color="#ffffff"/>
      <style:paragraph-properties fo:margin-left="0in" fo:margin-right="0in" fo:margin-top="0.0417in" fo:margin-bottom="0in" loext:contextual-spacing="false" fo:text-indent="0in" style:auto-text-indent="false" fo:background-color="#ffffff" style:vertical-align="baseline"/>
      <style:text-properties officeooo:paragraph-rsid="0016a482"/>
    </style:style>
    <style:style style:name="P42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paragraph-rsid="001c09bb" style:font-size-asian="12pt" style:font-size-complex="12pt"/>
    </style:style>
    <style:style style:name="P43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paragraph-rsid="0016a482" style:font-size-asian="12pt" style:font-size-complex="12pt"/>
    </style:style>
    <style:style style:name="P44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rsid="0019783b" officeooo:paragraph-rsid="001c09bb" style:font-size-asian="12pt" style:font-size-complex="12pt"/>
    </style:style>
    <style:style style:name="P45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officeooo:rsid="001cfaf6" officeooo:paragraph-rsid="001cfaf6" style:font-size-asian="12pt" style:font-size-complex="12pt"/>
    </style:style>
    <style:style style:name="P46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fo:font-weight="bold" officeooo:rsid="0016a482" officeooo:paragraph-rsid="0016a482" style:font-size-asian="12pt" style:font-weight-asian="bold" style:font-size-complex="12pt" style:font-weight-complex="bold"/>
    </style:style>
    <style:style style:name="P47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style:font-name="Times New Roman" fo:font-size="12pt" fo:font-weight="normal" officeooo:paragraph-rsid="001d1c17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paragraph-properties>
        <style:tab-stops>
          <style:tab-stop style:position="0.1874in"/>
        </style:tab-stops>
      </style:paragraph-properties>
      <style:text-properties officeooo:paragraph-rsid="0016a482"/>
    </style:style>
    <style:style style:name="P49" style:family="paragraph" style:parent-style-name="Standard" style:list-style-name="L4">
      <style:paragraph-properties>
        <style:tab-stops>
          <style:tab-stop style:position="0.1874in"/>
        </style:tab-stops>
      </style:paragraph-properties>
      <style:text-properties officeooo:paragraph-rsid="001797dd"/>
    </style:style>
    <style:style style:name="P50" style:family="paragraph" style:parent-style-name="Standard" style:list-style-name="L4">
      <style:paragraph-properties>
        <style:tab-stops>
          <style:tab-stop style:position="0.1874in"/>
        </style:tab-stops>
      </style:paragraph-properties>
      <style:text-properties officeooo:paragraph-rsid="00173884"/>
    </style:style>
    <style:style style:name="P51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officeooo:paragraph-rsid="0016a482"/>
    </style:style>
    <style:style style:name="P52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officeooo:paragraph-rsid="002cbeaa"/>
    </style:style>
    <style:style style:name="P53" style:family="paragraph" style:parent-style-name="Standard">
      <style:paragraph-properties>
        <style:tab-stops>
          <style:tab-stop style:position="0.1874in"/>
        </style:tab-stops>
      </style:paragraph-properties>
      <style:text-properties officeooo:paragraph-rsid="0016a482"/>
    </style:style>
    <style:style style:name="P54" style:family="paragraph" style:parent-style-name="Standard" style:list-style-name="L2">
      <loext:graphic-properties draw:fill="none"/>
      <style:paragraph-properties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55" style:family="paragraph" style:parent-style-name="Standard" style:list-style-name="L3">
      <style:paragraph-properties>
        <style:tab-stops>
          <style:tab-stop style:position="0.1874in"/>
        </style:tab-stops>
      </style:paragraph-properties>
      <style:text-properties fo:color="#000000" fo:font-size="16pt" fo:font-weight="bold" officeooo:paragraph-rsid="0016a482" style:font-size-asian="16pt" style:font-weight-asian="bold" style:font-weight-complex="bold"/>
    </style:style>
    <style:style style:name="P56" style:family="paragraph" style:parent-style-name="Standard" style:list-style-name="L1">
      <style:paragraph-properties>
        <style:tab-stops>
          <style:tab-stop style:position="0.1874in"/>
        </style:tab-stops>
      </style:paragraph-properties>
      <style:text-properties fo:color="#000000" fo:font-size="16pt" fo:font-weight="bold" officeooo:paragraph-rsid="001797dd" style:font-size-asian="16pt" style:font-weight-asian="bold" style:font-size-complex="16pt" style:font-weight-complex="bold"/>
    </style:style>
    <style:style style:name="P57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000000" fo:font-weight="bold" officeooo:paragraph-rsid="0016a482" style:font-weight-asian="bold" style:font-weight-complex="bold"/>
    </style:style>
    <style:style style:name="P58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000000" fo:font-weight="bold" officeooo:paragraph-rsid="002cbeaa" style:font-weight-asian="bold" style:font-weight-complex="bold"/>
    </style:style>
    <style:style style:name="P59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000000" style:font-name="Times New Roman" fo:font-size="12pt" fo:font-style="normal" fo:font-weight="normal" officeooo:rsid="001d1c17" officeooo:paragraph-rsid="001d1c1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font-size="14pt" fo:language="fr" fo:country="CA" fo:font-weight="bold" officeooo:paragraph-rsid="0016a482" style:font-size-asian="14pt" style:font-weight-asian="bold" style:font-size-complex="14pt"/>
    </style:style>
    <style:style style:name="P61" style:family="paragraph" style:parent-style-name="Standard" style:list-style-name="WW8Num2">
      <style:paragraph-properties>
        <style:tab-stops>
          <style:tab-stop style:position="0.1874in"/>
        </style:tab-stops>
      </style:paragraph-properties>
      <style:text-properties fo:color="#222222" style:font-name="Times New Roman" fo:font-size="12pt" fo:font-style="normal" fo:font-weight="normal" officeooo:rsid="001cfaf6" officeooo:paragraph-rsid="001d1c1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WW8Num2">
      <loext:graphic-properties draw:fill="solid" draw:fill-color="#ffffff"/>
      <style:paragraph-properties fo:margin-top="0.0417in" fo:margin-bottom="0in" loext:contextual-spacing="false" fo:line-height="115%" fo:background-color="#ffffff" style:vertical-align="baseline"/>
      <style:text-properties officeooo:paragraph-rsid="0016a482"/>
    </style:style>
    <style:style style:name="P63" style:family="paragraph" style:parent-style-name="Standard" style:list-style-name="WW8Num2">
      <loext:graphic-properties draw:fill="solid" draw:fill-color="#ffffff"/>
      <style:paragraph-properties fo:margin-top="0.0417in" fo:margin-bottom="0in" loext:contextual-spacing="false" fo:background-color="#ffffff" style:vertical-align="baseline"/>
      <style:text-properties fo:color="#000000" fo:font-size="14pt" fo:font-weight="bold" officeooo:paragraph-rsid="0016a482" style:font-size-asian="14pt" style:font-weight-asian="bold" style:font-size-complex="14pt" style:font-weight-complex="bold"/>
    </style:style>
    <style:style style:name="P64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65" style:family="paragraph" style:parent-style-name="Standard" style:list-style-name="L6">
      <loext:graphic-properties draw:fill="none"/>
      <style:paragraph-properties fo:margin-left="1.1866in" fo:margin-right="0in" fo:text-indent="0in" style:auto-text-indent="false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66" style:family="paragraph" style:parent-style-name="Standard">
      <loext:graphic-properties draw:fill="none"/>
      <style:paragraph-properties fo:margin-left="1.1866in" fo:margin-right="0in" fo:text-indent="0in" style:auto-text-indent="false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67" style:family="paragraph" style:parent-style-name="Standard" style:list-style-name="L6">
      <loext:graphic-properties draw:fill="none"/>
      <style:paragraph-properties fo:margin-left="1.1866in" fo:margin-right="0in" fo:text-indent="0in" style:auto-text-indent="false" fo:background-color="transparent">
        <style:tab-stops>
          <style:tab-stop style:position="0.0646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6a482" style:font-size-asian="12pt" style:font-style-asian="normal" style:font-weight-asian="normal" style:font-name-complex="Times New Roman" style:font-size-complex="12pt" style:font-weight-complex="normal"/>
    </style:style>
    <style:style style:name="P68" style:family="paragraph" style:parent-style-name="Standard" style:list-style-name="L6" style:master-page-name="">
      <loext:graphic-properties draw:fill="none"/>
      <style:paragraph-properties fo:margin-left="1.1866in" fo:margin-right="0in" fo:text-indent="0in" style:auto-text-indent="false" style:page-number="auto" fo:background-color="transparent">
        <style:tab-stops>
          <style:tab-stop style:position="0.0646in"/>
        </style:tab-stops>
      </style:paragraph-properties>
      <style:text-properties officeooo:paragraph-rsid="0016a482"/>
    </style:style>
    <style:style style:name="P69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paragraph-rsid="0016a482"/>
    </style:style>
    <style:style style:name="P70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paragraph-rsid="002cbeaa"/>
    </style:style>
    <style:style style:name="P71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rsid="0016a482" officeooo:paragraph-rsid="0016a482"/>
    </style:style>
    <style:style style:name="P72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rsid="00364095" officeooo:paragraph-rsid="0016a482"/>
    </style:style>
    <style:style style:name="P73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officeooo:rsid="001dedf5" officeooo:paragraph-rsid="0016a482"/>
    </style:style>
    <style:style style:name="P74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fo:color="#000000" style:font-name="Liberation Serif" fo:font-size="12pt" officeooo:rsid="000e35fc" officeooo:paragraph-rsid="002cbeaa" style:font-size-asian="12pt" style:font-size-complex="12pt"/>
    </style:style>
    <style:style style:name="P75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16a482" officeooo:paragraph-rsid="00170ce5"/>
    </style:style>
    <style:style style:name="P76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0e35fc" officeooo:paragraph-rsid="0016a482"/>
    </style:style>
    <style:style style:name="P77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officeooo:rsid="000e35fc" officeooo:paragraph-rsid="001e2873"/>
    </style:style>
    <style:style style:name="P78" style:family="paragraph" style:parent-style-name="Standard" style:list-style-name="WW8Num2">
      <style:paragraph-properties fo:margin-left="0.8752in" fo:margin-right="0in" fo:text-indent="0in" style:auto-text-indent="false">
        <style:tab-stops>
          <style:tab-stop style:position="0.1874in"/>
        </style:tab-stops>
      </style:paragraph-properties>
      <style:text-properties style:font-name="Liberation Serif" fo:font-size="12pt" officeooo:paragraph-rsid="002cbeaa" style:font-size-asian="12pt" style:font-size-complex="12pt"/>
    </style:style>
    <style:style style:name="P79" style:family="paragraph" style:parent-style-name="Standard">
      <loext:graphic-properties draw:fill="solid" draw:fill-color="#ffffff"/>
      <style:paragraph-properties fo:margin-left="0.3752in" fo:margin-right="0in" fo:margin-top="0.1665in" fo:margin-bottom="0.0835in" loext:contextual-spacing="false" fo:orphans="2" fo:widows="2" fo:text-indent="0in" style:auto-text-indent="false" fo:background-color="#ffffff" fo:padding-left="0in" fo:padding-right="0in" fo:padding-top="0.0138in" fo:padding-bottom="0in" fo:border-left="none" fo:border-right="none" fo:border-top="0.51pt dotted #000000" fo:border-bottom="none" style:writing-mode="lr-tb">
        <style:tab-stops>
          <style:tab-stop style:position="0.1874in"/>
        </style:tab-stops>
      </style:paragraph-properties>
      <style:text-properties fo:font-size="20pt" fo:font-weight="normal" officeooo:paragraph-rsid="002cbeaa" style:font-size-asian="20pt" style:font-weight-asian="normal" style:font-size-complex="20pt" style:font-weight-complex="normal"/>
    </style:style>
    <style:style style:name="P80" style:family="paragraph" style:parent-style-name="Standard">
      <style:paragraph-properties fo:margin-left="0.4in" fo:margin-right="0in" fo:text-indent="0in" style:auto-text-indent="false"/>
      <style:text-properties fo:color="#808080" officeooo:paragraph-rsid="0016a482"/>
    </style:style>
    <style:style style:name="P81" style:family="paragraph" style:parent-style-name="Standard">
      <loext:graphic-properties draw:fill="solid" draw:fill-color="#ffffff"/>
      <style:paragraph-properties fo:margin-left="0.4in" fo:margin-right="0in" fo:margin-top="0.0417in" fo:margin-bottom="0in" loext:contextual-spacing="false" fo:text-indent="0in" style:auto-text-indent="false" fo:background-color="#ffffff" style:vertical-align="baseline"/>
      <style:text-properties officeooo:paragraph-rsid="0016a482"/>
    </style:style>
    <style:style style:name="P82" style:family="paragraph">
      <style:paragraph-properties fo:text-align="center"/>
    </style:style>
    <style:style style:name="P83" style:family="paragraph">
      <loext:graphic-properties draw:fill="solid" draw:fill-color="#5983b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language="fr" fo:country="CA"/>
    </style:style>
    <style:style style:name="T2" style:family="text">
      <style:text-properties fo:language="fr" fo:country="CA" fo:font-weight="bold" style:font-weight-asian="bold" style:font-weight-complex="bold"/>
    </style:style>
    <style:style style:name="T3" style:family="text">
      <style:text-properties fo:language="fr" fo:country="CA" fo:font-weight="bold" officeooo:rsid="00364095" style:font-weight-asian="bold" style:font-weight-complex="bold"/>
    </style:style>
    <style:style style:name="T4" style:family="text">
      <style:text-properties fo:color="#808080"/>
    </style:style>
    <style:style style:name="T5" style:family="text">
      <style:text-properties fo:color="#808080" fo:font-size="13pt" fo:language="fr" fo:country="CA" style:font-size-asian="13pt" style:font-size-complex="13pt"/>
    </style:style>
    <style:style style:name="T6" style:family="text">
      <style:text-properties fo:font-size="13pt" fo:language="fr" fo:country="CA" style:font-size-asian="13pt" style:font-size-complex="13pt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31cb5c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19783b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2d6379" style:font-size-asian="13pt" style:font-weight-asian="bold" style:font-size-complex="13pt" style:font-weight-complex="bold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9783b" style:font-size-asian="13pt" style:font-weight-asian="normal" style:font-size-complex="13pt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19783b" style:font-size-asian="13pt" style:font-size-complex="13pt"/>
    </style:style>
    <style:style style:name="T16" style:family="text">
      <style:text-properties style:font-name="Times New Roman" fo:font-size="13pt" style:font-name-asian="Times New Roman" style:font-size-asian="13pt" style:font-name-complex="Times New Roman" style:font-size-complex="13pt"/>
    </style:style>
    <style:style style:name="T17" style:family="text">
      <style:text-properties style:font-name="Times New Roman" fo:font-size="13pt" style:font-size-asian="13pt" style:font-name-complex="Times New Roman" style:font-size-complex="13pt"/>
    </style:style>
    <style:style style:name="T18" style:family="text">
      <style:text-properties style:font-name="Times New Roman" fo:font-size="13pt" officeooo:rsid="0019783b" style:font-size-asian="13pt" style:font-name-complex="Times New Roman" style:font-size-complex="13pt"/>
    </style:style>
    <style:style style:name="T19" style:family="text">
      <style:text-properties style:font-name="Times New Roman" fo:font-size="13pt" fo:font-weight="normal" style:font-size-asian="13pt" style:font-weight-asian="normal" style:font-name-complex="Times New Roman" style:font-size-complex="13pt" style:font-weight-complex="normal"/>
    </style:style>
    <style:style style:name="T20" style:family="text">
      <style:text-properties style:font-name="Times New Roman" fo:font-size="24pt" style:text-underline-style="none" fo:font-weight="bold" officeooo:rsid="0031cb5c" style:font-size-asian="24pt" style:font-weight-asian="bold" style:font-name-complex="Times New Roman" style:font-size-complex="24pt" style:font-weight-complex="bold"/>
    </style:style>
    <style:style style:name="T21" style:family="text">
      <style:text-properties style:font-name="Times New Roman" fo:font-size="24pt" style:text-underline-style="none" fo:font-weight="bold" officeooo:rsid="0019783b" style:font-size-asian="24pt" style:font-weight-asian="bold" style:font-name-complex="Times New Roman" style:font-size-complex="24pt" style:font-weight-complex="bold"/>
    </style:style>
    <style:style style:name="T22" style:family="text">
      <style:text-properties fo:font-variant="normal" fo:text-transform="none" style:font-name="Times New Roman" fo:font-size="13pt" fo:letter-spacing="normal" fo:font-style="normal" fo:font-weight="normal" fo:background-color="#ffffff" loext:char-shading-value="0" style:font-size-asian="13pt" style:font-style-asian="normal" style:font-weight-asian="normal" style:font-name-complex="Times New Roman" style:font-size-complex="13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officeooo:rsid="0019b873" style:font-size-asian="12pt" style:font-style-asian="normal" style:font-weight-asian="normal" style:font-name-complex="Times New Roman" style:font-size-complex="12pt" style:font-weight-complex="normal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39b15d" style:font-size-asian="12pt" style:font-style-asian="normal" style:font-weight-asian="normal" style:font-name-complex="Times New Roman" style:font-size-complex="12pt" style:font-weight-complex="normal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1c8e59" style:font-size-asian="12pt" style:font-style-asian="normal" style:font-weight-asian="normal" style:font-name-complex="Times New Roman" style:font-size-complex="12pt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 style:font-weight-complex="bold"/>
    </style:style>
    <style:style style:name="T28" style:family="text">
      <style:text-properties fo:font-variant="normal" fo:text-transform="none" fo:color="#000000" fo:letter-spacing="normal" fo:font-style="normal" fo:font-weight="normal" officeooo:rsid="002d6379" style:font-style-asian="normal" style:font-weight-asian="normal" style:font-name-complex="Times New Roman" style:font-weight-complex="bold"/>
    </style:style>
    <style:style style:name="T29" style:family="text">
      <style:text-properties fo:font-variant="normal" fo:text-transform="none" fo:color="#000000" fo:letter-spacing="normal" fo:font-style="normal" fo:font-weight="normal" officeooo:rsid="0039b15d" style:font-style-asian="normal" style:font-weight-asian="normal" style:font-name-complex="Times New Roman" style:font-weight-complex="bold"/>
    </style:style>
    <style:style style:name="T30" style:family="text">
      <style:text-properties fo:font-variant="normal" fo:text-transform="none" fo:color="#000000" fo:letter-spacing="normal" fo:font-style="normal" fo:font-weight="normal" officeooo:rsid="001e0e51" style:font-style-asian="normal" style:font-weight-asian="normal" style:font-name-complex="Times New Roman" style:font-weight-complex="bold"/>
    </style:style>
    <style:style style:name="T31" style:family="text">
      <style:text-properties fo:font-variant="normal" fo:text-transform="none" fo:color="#000000" fo:letter-spacing="normal" fo:font-style="normal" fo:font-weight="normal" officeooo:rsid="002d06d4" style:font-style-asian="normal" style:font-weight-asian="normal" style:font-name-complex="Times New Roman" style:font-weight-complex="bold"/>
    </style:style>
    <style:style style:name="T32" style:family="text">
      <style:text-properties fo:font-variant="normal" fo:text-transform="none" fo:color="#000000" fo:letter-spacing="normal" fo:font-style="normal" fo:font-weight="normal" officeooo:rsid="002ee477" style:font-style-asian="normal" style:font-weight-asian="normal" style:font-name-complex="Times New Roman" style:font-weight-complex="bold"/>
    </style:style>
    <style:style style:name="T33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 style:font-weight-complex="normal"/>
    </style:style>
    <style:style style:name="T34" style:family="text">
      <style:text-properties fo:font-variant="normal" fo:text-transform="none" fo:color="#000000" fo:letter-spacing="normal" fo:font-style="normal" fo:font-weight="normal" officeooo:rsid="0016a482" style:font-style-asian="normal" style:font-weight-asian="normal" style:font-name-complex="Times New Roman" style:font-weight-complex="normal"/>
    </style:style>
    <style:style style:name="T35" style:family="text">
      <style:text-properties fo:font-variant="normal" fo:text-transform="none" fo:color="#000000" fo:letter-spacing="normal" fo:font-style="normal" fo:font-weight="normal" officeooo:rsid="002ee477" style:font-style-asian="normal" style:font-weight-asian="normal" style:font-name-complex="Times New Roman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1aff34" style:font-style-asian="normal" style:font-weight-asian="normal" style:font-name-complex="Times New Roman" style:font-weight-complex="normal"/>
    </style:style>
    <style:style style:name="T37" style:family="text">
      <style:text-properties fo:font-variant="normal" fo:text-transform="none" fo:color="#000000" fo:letter-spacing="normal" fo:font-style="normal" fo:font-weight="bold" style:font-style-asian="normal" style:font-weight-asian="bold" style:font-name-complex="Times New Roman" style:font-weight-complex="bold"/>
    </style:style>
    <style:style style:name="T38" style:family="text">
      <style:text-properties fo:font-variant="normal" fo:text-transform="none" fo:color="#000000" fo:letter-spacing="normal" fo:font-style="normal" fo:font-weight="bold" officeooo:rsid="002ee477" style:font-style-asian="normal" style:font-weight-asian="bold" style:font-name-complex="Times New Roman" style:font-weight-complex="bold"/>
    </style:style>
    <style:style style:name="T39" style:family="text">
      <style:text-properties fo:font-variant="normal" fo:text-transform="none" fo:color="#181717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181717" fo:letter-spacing="normal" fo:font-style="normal" fo:font-weight="bold" style:font-style-asian="normal" style:font-weight-asian="bold" style:font-name-complex="Times New Roman" style:font-weight-complex="bold"/>
    </style:style>
    <style:style style:name="T41" style:family="text">
      <style:text-properties fo:font-variant="normal" fo:text-transform="none" fo:color="#181717" fo:letter-spacing="normal" fo:font-style="normal" fo:font-weight="normal"/>
    </style:style>
    <style:style style:name="T42" style:family="text">
      <style:text-properties fo:font-variant="normal" fo:text-transform="none" fo:color="#181717" fo:letter-spacing="normal" fo:font-style="normal" fo:font-weight="normal" style:font-style-asian="normal" style:font-weight-asian="normal" style:font-name-complex="Times New Roman" style:font-weight-complex="bold"/>
    </style:style>
    <style:style style:name="T43" style:family="text">
      <style:text-properties fo:font-variant="normal" fo:text-transform="none" fo:color="#181717" fo:letter-spacing="normal" fo:font-style="normal" fo:font-weight="normal" officeooo:rsid="0019783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44" style:family="text">
      <style:text-properties fo:font-variant="normal" fo:text-transform="none" fo:color="#181717" fo:letter-spacing="normal" fo:font-style="normal" officeooo:rsid="001d1c17"/>
    </style:style>
    <style:style style:name="T45" style:family="text">
      <style:text-properties fo:font-variant="normal" fo:text-transform="none" fo:color="#181717" fo:letter-spacing="normal" fo:font-style="normal" officeooo:rsid="00385fbd"/>
    </style:style>
    <style:style style:name="T46" style:family="text">
      <style:text-properties fo:font-variant="normal" fo:text-transform="none" fo:color="#181717" style:font-name="Times New Roman" fo:letter-spacing="normal" fo:font-style="normal" officeooo:rsid="0026e70b" style:font-style-asian="normal" style:font-name-complex="Times New Roman"/>
    </style:style>
    <style:style style:name="T47" style:family="text">
      <style:text-properties fo:font-variant="normal" fo:text-transform="none" fo:color="#181717" style:font-name="Times New Roman" fo:letter-spacing="normal" fo:font-style="normal" officeooo:rsid="001d1c17" style:font-style-asian="normal" style:font-name-complex="Times New Roman"/>
    </style:style>
    <style:style style:name="T48" style:family="text">
      <style:text-properties fo:font-variant="normal" fo:text-transform="none" fo:color="#181717" style:font-name="Times New Roman" fo:font-size="11pt" fo:letter-spacing="normal" fo:font-style="normal" fo:font-weight="bold" officeooo:rsid="0026e70b" style:font-size-asian="11pt" style:font-style-asian="normal" style:font-weight-asian="bold" style:font-name-complex="Times New Roman" style:font-size-complex="11pt" style:font-weight-complex="bold"/>
    </style:style>
    <style:style style:name="T49" style:family="text">
      <style:text-properties fo:font-variant="normal" fo:text-transform="none" fo:color="#222222" fo:letter-spacing="normal" fo:font-style="normal" fo:font-weight="normal" officeooo:rsid="0019783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50" style:family="text">
      <style:text-properties fo:font-variant="normal" fo:text-transform="none" fo:color="#222222" fo:letter-spacing="normal" fo:font-style="normal" fo:font-weight="bold" officeooo:rsid="001aff34" fo:background-color="#ffffff" loext:char-shading-value="0" style:font-style-asian="normal" style:font-weight-asian="bold" style:font-name-complex="Times New Roman" style:font-style-complex="normal" style:font-weight-complex="bold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1e0e51"/>
    </style:style>
    <style:style style:name="T53" style:family="text">
      <style:text-properties fo:font-variant="normal" fo:text-transform="none" fo:letter-spacing="normal" fo:font-style="normal" fo:font-weight="normal" officeooo:rsid="00245e7c" style:font-weight-asian="normal" style:font-name-complex="Times New Roman" style:font-weight-complex="bold"/>
    </style:style>
    <style:style style:name="T54" style:family="text">
      <style:text-properties fo:font-variant="normal" fo:text-transform="none" fo:letter-spacing="normal" fo:font-style="normal" fo:font-weight="normal" officeooo:rsid="001e0e51" style:font-weight-asian="normal" style:font-name-complex="Times New Roman" style:font-weight-complex="bold"/>
    </style:style>
    <style:style style:name="T55" style:family="text">
      <style:text-properties fo:font-variant="normal" fo:text-transform="none" fo:color="#3465a4" style:font-name="Times New Roman" fo:letter-spacing="normal" fo:font-style="normal" fo:font-weight="bold" officeooo:rsid="002754e9" style:font-style-asian="normal" style:font-weight-asian="bold" style:font-name-complex="Times New Roman" style:font-weight-complex="bold"/>
    </style:style>
    <style:style style:name="T56" style:family="text">
      <style:text-properties fo:font-variant="normal" fo:text-transform="none" fo:color="#3465a4" style:font-name="Times New Roman" fo:letter-spacing="normal" fo:font-style="normal" fo:font-weight="bold" officeooo:rsid="0026e70b" style:font-style-asian="normal" style:font-weight-asian="bold" style:font-name-complex="Times New Roman" style:font-weight-complex="bold"/>
    </style:style>
    <style:style style:name="T57" style:family="text">
      <style:text-properties fo:font-variant="normal" fo:text-transform="none" fo:color="#3465a4" style:font-name="Times New Roman" fo:font-size="11pt" fo:letter-spacing="normal" fo:font-style="normal" fo:font-weight="bold" officeooo:rsid="0026e70b" style:font-size-asian="11pt" style:font-style-asian="normal" style:font-weight-asian="bold" style:font-name-complex="Times New Roman" style:font-size-complex="11pt" style:font-weight-complex="bold"/>
    </style:style>
    <style:style style:name="T58" style:family="text">
      <style:text-properties fo:font-variant="normal" fo:text-transform="none" fo:color="#3465a4" style:font-name="Times New Roman" fo:font-size="10.5pt" fo:letter-spacing="normal" fo:font-style="normal" fo:font-weight="bold" officeooo:rsid="0026e70b" style:font-size-asian="10.5pt" style:font-style-asian="normal" style:font-weight-asian="bold" style:font-name-complex="Times New Roman" style:font-size-complex="10.5pt" style:font-weight-complex="bold"/>
    </style:style>
    <style:style style:name="T59" style:family="text">
      <style:text-properties fo:font-variant="normal" fo:text-transform="none" fo:color="#55308d" style:font-name="Times New Roman" fo:font-size="11pt" fo:letter-spacing="normal" fo:font-style="normal" fo:font-weight="bold" officeooo:rsid="0026e70b" style:font-size-asian="11pt" style:font-style-asian="normal" style:font-weight-asian="bold" style:font-name-complex="Times New Roman" style:font-size-complex="11pt" style:font-weight-complex="bold"/>
    </style:style>
    <style:style style:name="T60" style:family="text">
      <style:text-properties fo:color="#3465a4"/>
    </style:style>
    <style:style style:name="T61" style:family="text">
      <style:text-properties fo:color="#3465a4" fo:font-size="13pt" fo:language="fr" fo:country="CA" style:text-underline-style="none" fo:font-weight="bold" style:font-size-asian="13pt" style:font-weight-asian="bold" style:font-size-complex="13pt" style:font-weight-complex="bold"/>
    </style:style>
    <style:style style:name="T62" style:family="text">
      <style:text-properties fo:color="#3465a4" fo:font-size="13pt" fo:language="fr" fo:country="CA" style:font-size-asian="13pt" style:font-size-complex="13pt"/>
    </style:style>
    <style:style style:name="T63" style:family="text">
      <style:text-properties fo:color="#3465a4" fo:font-size="13pt" fo:language="fr" fo:country="CA" fo:font-weight="bold" style:font-size-asian="13pt" style:font-weight-asian="bold" style:font-size-complex="13pt" style:font-weight-complex="bold"/>
    </style:style>
    <style:style style:name="T64" style:family="text">
      <style:text-properties fo:color="#3465a4" fo:font-size="13pt" fo:font-weight="bold" style:font-size-asian="13pt" style:font-weight-asian="bold" style:font-size-complex="13pt" style:font-weight-complex="bold"/>
    </style:style>
    <style:style style:name="T65" style:family="text">
      <style:text-properties fo:color="#3465a4" fo:font-size="13pt" fo:font-weight="bold" officeooo:rsid="000af085" style:font-size-asian="13pt" style:font-weight-asian="bold" style:font-size-complex="13pt" style:font-weight-complex="bold"/>
    </style:style>
    <style:style style:name="T66" style:family="text">
      <style:text-properties fo:color="#3465a4" fo:font-weight="bold" style:font-weight-asian="bold" style:font-weight-complex="bold"/>
    </style:style>
    <style:style style:name="T67" style:family="text">
      <style:text-properties fo:color="#3465a4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68" style:family="text">
      <style:text-properties fo:color="#3465a4" fo:font-size="20pt" style:font-size-asian="20pt" style:font-size-complex="20pt"/>
    </style:style>
    <style:style style:name="T69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70" style:family="text">
      <style:text-properties fo:font-size="16pt" fo:font-weight="bold" style:font-size-asian="16pt" style:font-weight-asian="bold" style:font-size-complex="16pt"/>
    </style:style>
    <style:style style:name="T71" style:family="text">
      <style:text-properties fo:font-size="16pt" fo:font-weight="bold" officeooo:rsid="0019783b" style:font-size-asian="16pt" style:font-weight-asian="bold" style:font-size-complex="16pt"/>
    </style:style>
    <style:style style:name="T72" style:family="text">
      <style:text-properties fo:font-size="16pt" fo:font-weight="bold" style:font-size-asian="16pt" style:font-weight-asian="bold" style:font-size-complex="16pt" style:font-weight-complex="bold"/>
    </style:style>
    <style:style style:name="T73" style:family="text">
      <style:text-properties fo:font-size="16pt" fo:font-weight="bold" officeooo:rsid="0019783b" style:font-size-asian="16pt" style:font-weight-asian="bold" style:font-size-complex="16pt" style:font-weight-complex="bold"/>
    </style:style>
    <style:style style:name="T74" style:family="text">
      <style:text-properties fo:color="#000000"/>
    </style:style>
    <style:style style:name="T7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color="#000000" fo:font-style="normal" fo:font-weight="normal" officeooo:rsid="001c09bb" style:font-style-asian="normal" style:font-weight-asian="normal" style:font-style-complex="normal" style:font-weight-complex="normal"/>
    </style:style>
    <style:style style:name="T78" style:family="text">
      <style:text-properties fo:color="#000000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7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290975" style:font-weight-asian="bold" style:font-weight-complex="bold"/>
    </style:style>
    <style:style style:name="T82" style:family="text">
      <style:text-properties fo:color="#000000" fo:language="fr" fo:country="CA" fo:font-weight="normal" style:font-weight-asian="normal" style:font-weight-complex="normal"/>
    </style:style>
    <style:style style:name="T83" style:family="text">
      <style:text-properties fo:color="#000000" fo:language="fr" fo:country="CA" fo:font-weight="normal" fo:background-color="#ffffff" loext:char-shading-value="0" style:font-weight-asian="normal" style:font-weight-complex="normal"/>
    </style:style>
    <style:style style:name="T84" style:family="text">
      <style:text-properties fo:color="#000000" fo:font-weight="normal" style:font-weight-asian="normal" style:font-weight-complex="normal"/>
    </style:style>
    <style:style style:name="T85" style:family="text">
      <style:text-properties fo:color="#000000" fo:font-weight="normal" officeooo:rsid="00278f7f" style:font-weight-asian="normal" style:font-weight-complex="normal"/>
    </style:style>
    <style:style style:name="T86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7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8" style:family="text">
      <style:text-properties fo:color="#000000" style:font-name="Times New Roman" fo:font-size="12pt" fo:font-weight="normal" officeooo:rsid="00245e7c" style:font-size-asian="12pt" style:font-weight-asian="normal" style:font-name-complex="Times New Roman" style:font-size-complex="12pt" style:font-weight-complex="normal"/>
    </style:style>
    <style:style style:name="T89" style:family="text">
      <style:text-properties fo:color="#000000" style:font-name="Times New Roman" fo:font-size="12pt" fo:font-weight="normal" officeooo:rsid="001e0e51" style:font-size-asian="12pt" style:font-weight-asian="normal" style:font-name-complex="Times New Roman" style:font-size-complex="12pt" style:font-weight-complex="normal"/>
    </style:style>
    <style:style style:name="T90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bold"/>
    </style:style>
    <style:style style:name="T91" style:family="text">
      <style:text-properties fo:color="#000000" style:font-name="Times New Roman" fo:font-size="12pt" fo:font-weight="normal" officeooo:rsid="0019b873" style:font-size-asian="12pt" style:font-weight-asian="normal" style:font-name-complex="Times New Roman" style:font-size-complex="12pt" style:font-weight-complex="bold"/>
    </style:style>
    <style:style style:name="T92" style:family="text">
      <style:text-properties fo:color="#000000" style:font-name="Times New Roman" fo:font-size="12pt" fo:font-weight="normal" officeooo:rsid="0022a6c1" style:font-size-asian="12pt" style:font-weight-asian="normal" style:font-name-complex="Times New Roman" style:font-size-complex="12pt" style:font-weight-complex="bold"/>
    </style:style>
    <style:style style:name="T93" style:family="text">
      <style:text-properties fo:color="#000000" style:font-name="Times New Roman" fo:font-size="12pt" fo:font-weight="normal" officeooo:rsid="00245e7c" style:font-size-asian="12pt" style:font-weight-asian="normal" style:font-name-complex="Times New Roman" style:font-size-complex="12pt" style:font-weight-complex="bold"/>
    </style:style>
    <style:style style:name="T94" style:family="text">
      <style:text-properties fo:color="#000000" style:font-name="Times New Roman" fo:font-size="12pt" fo:font-weight="normal" officeooo:rsid="001797dd" style:font-size-asian="12pt" style:font-weight-asian="normal" style:font-name-complex="Times New Roman" style:font-size-complex="12pt" style:font-weight-complex="bold"/>
    </style:style>
    <style:style style:name="T95" style:family="text">
      <style:text-properties fo:color="#000000" style:font-name="Times New Roman" fo:font-size="12pt" fo:font-weight="normal" officeooo:rsid="001e0e51" style:font-size-asian="12pt" style:font-weight-asian="normal" style:font-name-complex="Times New Roman" style:font-size-complex="12pt" style:font-weight-complex="bold"/>
    </style:style>
    <style:style style:name="T96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97" style:family="text">
      <style:text-properties fo:color="#000000" style:font-name="Times New Roman" fo:font-size="12pt" fo:font-weight="bold" officeooo:rsid="0019b873" style:font-size-asian="12pt" style:font-weight-asian="bold" style:font-name-complex="Times New Roman" style:font-size-complex="12pt" style:font-weight-complex="bold"/>
    </style:style>
    <style:style style:name="T98" style:family="text">
      <style:text-properties fo:color="#000000" style:font-name="Times New Roman" fo:font-size="12pt" style:text-underline-style="none" fo:font-weight="normal" officeooo:rsid="0019b873" style:font-size-asian="12pt" style:font-weight-asian="normal" style:font-name-complex="Times New Roman" style:font-size-complex="12pt" style:font-weight-complex="bold"/>
    </style:style>
    <style:style style:name="T9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fo:color="#000000" fo:font-size="12pt" fo:font-weight="normal" officeooo:rsid="001d1c17" style:font-size-asian="12pt" style:font-weight-asian="normal" style:font-size-complex="12pt" style:font-weight-complex="normal"/>
    </style:style>
    <style:style style:name="T10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2" style:family="text">
      <style:text-properties fo:color="#000000" fo:font-size="12pt" fo:font-weight="bold" officeooo:rsid="0022a6c1" style:font-size-asian="12pt" style:font-weight-asian="bold" style:font-size-complex="12pt" style:font-weight-complex="bold"/>
    </style:style>
    <style:style style:name="T103" style:family="text">
      <style:text-properties fo:color="#000000" fo:font-size="12pt" fo:font-weight="bold" officeooo:rsid="0002001a" style:font-size-asian="12pt" style:font-weight-asian="bold" style:font-size-complex="12pt" style:font-weight-complex="bold"/>
    </style:style>
    <style:style style:name="T104" style:family="text">
      <style:text-properties fo:color="#000000" fo:font-size="12pt" fo:font-weight="bold" officeooo:rsid="001797dd" style:font-size-asian="12pt" style:font-weight-asian="bold" style:font-size-complex="12pt" style:font-weight-complex="bold"/>
    </style:style>
    <style:style style:name="T105" style:family="text">
      <style:text-properties fo:color="#000000" fo:font-size="12pt" fo:font-weight="bold" officeooo:rsid="001e2873" style:font-size-asian="12pt" style:font-weight-asian="bold" style:font-size-complex="12pt" style:font-weight-complex="bold"/>
    </style:style>
    <style:style style:name="T106" style:family="text">
      <style:text-properties fo:color="#000000" officeooo:rsid="001dedf5"/>
    </style:style>
    <style:style style:name="T107" style:family="text">
      <style:text-properties fo:color="#000000" officeooo:rsid="000ff978"/>
    </style:style>
    <style:style style:name="T108" style:family="text">
      <style:text-properties fo:color="#000000" officeooo:rsid="00364095"/>
    </style:style>
    <style:style style:name="T109" style:family="text">
      <style:text-properties fo:color="#000000" officeooo:rsid="000e35fc"/>
    </style:style>
    <style:style style:name="T110" style:family="text">
      <style:text-properties fo:color="#000000" officeooo:rsid="001f801e"/>
    </style:style>
    <style:style style:name="T111" style:family="text">
      <style:text-properties fo:color="#000000" officeooo:rsid="0020c836"/>
    </style:style>
    <style:style style:name="T112" style:family="text">
      <style:text-properties fo:color="#000000" officeooo:rsid="0016a482"/>
    </style:style>
    <style:style style:name="T113" style:family="text">
      <style:text-properties fo:color="#000000" officeooo:rsid="00170ce5"/>
    </style:style>
    <style:style style:name="T11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15" style:family="text">
      <style:text-properties fo:color="#000000" fo:font-size="15pt" fo:font-weight="bold" officeooo:rsid="002d6379" style:font-size-asian="15pt" style:font-weight-asian="bold" style:font-size-complex="15pt" style:font-weight-complex="bold"/>
    </style:style>
    <style:style style:name="T116" style:family="text">
      <style:text-properties fo:color="#000000" officeooo:rsid="001e2873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afbea" style:font-style-asian="normal" style:font-weight-asian="normal" style:text-emphasize="none"/>
    </style:style>
    <style:style style:name="T11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0" style:family="text">
      <style:text-properties fo:color="#222222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21" style:family="text">
      <style:text-properties fo:color="#222222" fo:font-style="normal" fo:font-weight="normal" officeooo:rsid="0019783b" fo:background-color="#ffffff" loext:char-shading-value="0" style:font-style-asian="normal" style:font-weight-asian="normal" style:font-style-complex="normal" style:font-weight-complex="normal"/>
    </style:style>
    <style:style style:name="T122" style:family="text">
      <style:text-properties fo:color="#222222" fo:font-style="normal" fo:font-weight="normal" officeooo:rsid="0016a482" fo:background-color="#ffffff" loext:char-shading-value="0" style:font-style-asian="normal" style:font-weight-asian="normal" style:font-style-complex="normal" style:font-weight-complex="normal"/>
    </style:style>
    <style:style style:name="T123" style:family="text">
      <style:text-properties fo:color="#222222" fo:font-style="normal" fo:font-weight="normal" officeooo:rsid="001c09bb" fo:background-color="#ffffff" loext:char-shading-value="0" style:font-style-asian="normal" style:font-weight-asian="normal" style:font-style-complex="normal" style:font-weight-complex="normal"/>
    </style:style>
    <style:style style:name="T124" style:family="text">
      <style:text-properties fo:color="#222222" fo:font-style="normal" fo:font-weight="normal" officeooo:rsid="001e0e51" fo:background-color="#ffffff" loext:char-shading-value="0" style:font-style-asian="normal" style:font-weight-asian="normal" style:font-style-complex="normal" style:font-weight-complex="normal"/>
    </style:style>
    <style:style style:name="T125" style:family="text">
      <style:text-properties fo:color="#222222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26" style:family="text">
      <style:text-properties fo:color="#222222" fo:font-style="normal" fo:font-weight="bold" officeooo:rsid="001e0e51" fo:background-color="#ffffff" loext:char-shading-value="0" style:font-style-asian="normal" style:font-weight-asian="bold" style:font-style-complex="normal" style:font-weight-complex="bold"/>
    </style:style>
    <style:style style:name="T127" style:family="text">
      <style:text-properties fo:color="#222222" fo:font-style="normal" fo:background-color="#ffffff" loext:char-shading-value="0" style:font-style-asian="normal" style:font-style-complex="normal"/>
    </style:style>
    <style:style style:name="T128" style:family="text">
      <style:text-properties fo:color="#222222" fo:font-style="normal" officeooo:rsid="0019783b" fo:background-color="#ffffff" loext:char-shading-value="0" style:font-style-asian="normal" style:font-style-complex="normal"/>
    </style:style>
    <style:style style:name="T129" style:family="text">
      <style:text-properties fo:color="#222222" fo:font-style="normal" officeooo:rsid="001d1c17" fo:background-color="#ffffff" loext:char-shading-value="0" style:font-style-asian="normal" style:font-style-complex="normal"/>
    </style:style>
    <style:style style:name="T130" style:family="text">
      <style:text-properties fo:color="#222222" fo:font-style="normal" officeooo:rsid="002754e9" fo:background-color="#ffffff" loext:char-shading-value="0" style:font-style-asian="normal" style:font-style-complex="normal"/>
    </style:style>
    <style:style style:name="T131" style:family="text">
      <style:text-properties fo:color="#222222" fo:font-style="italic" fo:background-color="#ffffff" loext:char-shading-value="0" style:font-style-asian="italic" style:font-style-complex="italic"/>
    </style:style>
    <style:style style:name="T132" style:family="text">
      <style:text-properties fo:color="#222222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133" style:family="text">
      <style:text-properties fo:color="#222222" fo:font-size="20pt" fo:font-style="italic" fo:font-weight="bold" fo:background-color="#ffffff" loext:char-shading-value="0" style:font-size-asian="20pt" style:font-style-asian="italic" style:font-weight-asian="bold" style:font-size-complex="20pt" style:font-style-complex="italic" style:font-weight-complex="bold"/>
    </style:style>
    <style:style style:name="T134" style:family="text">
      <style:text-properties fo:font-weight="bold" style:font-weight-asian="bold"/>
    </style:style>
    <style:style style:name="T135" style:family="text">
      <style:text-properties fo:font-weight="bold" officeooo:rsid="0039b15d" style:font-weight-asian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01d1c17" style:font-weight-asian="bold" style:font-weight-complex="bold"/>
    </style:style>
    <style:style style:name="T138" style:family="text">
      <style:text-properties fo:font-weight="bold" officeooo:rsid="001e0e51" style:font-weight-asian="bold" style:font-weight-complex="bold"/>
    </style:style>
    <style:style style:name="T139" style:family="text">
      <style:text-properties officeooo:rsid="0039b15d"/>
    </style:style>
    <style:style style:name="T140" style:family="text">
      <style:text-properties officeooo:rsid="003eed3d"/>
    </style:style>
    <style:style style:name="T141" style:family="text">
      <style:text-properties fo:font-size="15pt" style:font-size-asian="15pt" style:font-size-complex="15pt"/>
    </style:style>
    <style:style style:name="T142" style:family="text">
      <style:text-properties fo:font-size="14pt" fo:font-weight="bold" style:font-size-asian="14pt" style:font-weight-asian="bold" style:font-size-complex="14pt"/>
    </style:style>
    <style:style style:name="T143" style:family="text">
      <style:text-properties fo:font-size="14pt" fo:font-weight="bold" style:font-size-asian="14pt" style:font-weight-asian="bold" style:font-size-complex="14pt" style:font-weight-complex="bold"/>
    </style:style>
    <style:style style:name="T144" style:family="text">
      <style:text-properties fo:font-size="14pt" fo:language="fr" fo:country="CA" fo:font-weight="bold" style:font-size-asian="14pt" style:font-weight-asian="bold" style:font-size-complex="14pt"/>
    </style:style>
    <style:style style:name="T145" style:family="text">
      <style:text-properties fo:font-size="14pt" fo:language="fr" fo:country="CA" fo:font-weight="bold" officeooo:rsid="0019b873" style:font-size-asian="14pt" style:font-weight-asian="bold" style:font-size-complex="14pt"/>
    </style:style>
    <style:style style:name="T146" style:family="text">
      <style:text-properties fo:font-size="14pt" fo:language="fr" fo:country="CA" fo:font-weight="bold" officeooo:rsid="001b3167" style:font-size-asian="14pt" style:font-weight-asian="bold" style:font-size-complex="14pt"/>
    </style:style>
    <style:style style:name="T147" style:family="text">
      <style:text-properties style:font-weight-complex="bold"/>
    </style:style>
    <style:style style:name="T148" style:family="text">
      <style:text-properties officeooo:rsid="0022a6c1" style:font-weight-complex="bold"/>
    </style:style>
    <style:style style:name="T149" style:family="text">
      <style:text-properties officeooo:rsid="001d1c17" style:font-weight-complex="bold"/>
    </style:style>
    <style:style style:name="T150" style:family="text">
      <style:text-properties fo:language="en" fo:country="US" fo:font-weight="bold" style:font-weight-asian="bold" style:font-weight-complex="bold"/>
    </style:style>
    <style:style style:name="T151" style:family="text">
      <style:text-properties officeooo:rsid="000e35fc"/>
    </style:style>
    <style:style style:name="T152" style:family="text">
      <style:text-properties officeooo:rsid="001dedf5"/>
    </style:style>
    <style:style style:name="T153" style:family="text">
      <style:text-properties fo:font-weight="normal" officeooo:rsid="0022a6c1" style:font-weight-asian="normal" style:font-weight-complex="normal"/>
    </style:style>
    <style:style style:name="T154" style:family="text">
      <style:text-properties officeooo:rsid="001d1c17"/>
    </style:style>
    <style:style style:name="T155" style:family="text">
      <style:text-properties officeooo:rsid="001e0e51"/>
    </style:style>
    <style:style style:name="T156" style:family="text">
      <style:text-properties officeooo:rsid="0019b873" style:font-weight-asian="normal" style:font-name-complex="Times New Roman" style:font-weight-complex="bold"/>
    </style:style>
    <style:style style:name="T157" style:family="text">
      <style:text-properties officeooo:rsid="001d1c17" style:font-weight-asian="normal" style:font-name-complex="Times New Roman" style:font-weight-complex="bold"/>
    </style:style>
    <style:style style:name="T158" style:family="text">
      <style:text-properties fo:font-size="11pt" style:font-size-asian="11pt" style:font-size-complex="11pt"/>
    </style:style>
    <style:style style:name="T159" style:family="text">
      <style:text-properties style:text-outline="false" style:text-line-through-style="none" style:text-line-through-type="none" fo:font-style="normal" fo:text-shadow="none" style:text-underline-style="none" fo:font-weight="normal" officeooo:rsid="00364095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61" style:family="text">
      <style:text-properties officeooo:rsid="00354db9"/>
    </style:style>
    <style:style style:name="T162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98in" fo:text-indent="-0.25in" fo:margin-left="0.70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2in" svg:stroke-color="#5983b0" draw:marker-start-width="0.4362in" draw:marker-end-width="0.4362in" draw:fill="solid" draw:fill-color="#5983b0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text:anchor-type="paragraph" draw:z-index="0" draw:name="Shape1" draw:style-name="gr1" draw:text-style-name="P83" svg:width="6.8669in" svg:height="0.5315in" svg:x="0.0291in" svg:y="0.0055in"><draw:text-box><text:p text:style-name="P82"><text:span text:style-name="T162">Gaganpreet Kaur</text:span></text:p></draw:text-box></draw:frame><text:s/></text:p>
      <text:p text:style-name="P10"><text:span text:style-name="T1"><text:s/></text:span><text:span text:style-name="T5"><text:s/></text:span></text:p>
      <text:p text:style-name="P11"><text:s text:c="2"/>3-815, ave Ogilvy, Montréal, Québec H3N 1N8 <text:s text:c="54"/></text:p>
      <text:p text:style-name="P12"><text:span text:style-name="T6"><text:s text:c="2"/></text:span><text:span text:style-name="T9">(</text:span><text:span text:style-name="T8">514</text:span><text:span text:style-name="T9">)</text:span><text:span text:style-name="T8"> 923-6993 <text:s text:c="43"/></text:span><text:span text:style-name="T10"><text:s text:c="52"/></text:span><text:span text:style-name="T13">English</text:span><text:span text:style-name="T12"> <text:s text:c="7"/></text:span><text:span text:style-name="T8"><text:s text:c="59"/></text:span></text:p>
      <text:p text:style-name="P12"><text:span text:style-name="T14"><text:s text:c="2"/>gaganonkar85@gmail.com <text:s text:c="77"/></text:span><text:span text:style-name="T15">French</text:span><text:span text:style-name="T14"> <text:s text:c="78"/></text:span></text:p>
      <text:p text:style-name="P12"><text:span text:style-name="T16"><text:s text:c="2"/></text:span><text:span text:style-name="T22">www.linkedin.com/in/kaur-gaganpreet</text:span><text:span text:style-name="T17"> <text:s text:c="59"/></text:span><text:span text:style-name="T18">Hindi</text:span><text:span text:style-name="T17"> <text:s text:c="63"/></text:span><text:span text:style-name="T19"><text:s/></text:span><text:span text:style-name="T17"><text:s text:c="41"/></text:span></text:p>
      <text:p text:style-name="P5"><text:span text:style-name="T20">Web-</text:span><text:span text:style-name="T21">Developer</text:span></text:p>
      <text:p text:style-name="P6"/>
      <text:p text:style-name="P14"><text:span text:style-name="T60">» </text:span><text:span text:style-name="T66">Profile</text:span></text:p>
      <text:p text:style-name="P15"><text:span text:style-name="T27">Meticulous </text:span><text:span text:style-name="T28">W</text:span><text:span text:style-name="T27">eb </text:span><text:span text:style-name="T28">D</text:span><text:span text:style-name="T27">eveloper with o</text:span><text:span text:style-name="T29">v</text:span><text:span text:style-name="T27">er 4 years of experience in Computer &amp; Information Technology as a Lecturer and Web Developer having passion for responsive website designs. </text:span><text:span text:style-name="T30">An energetic</text:span><text:span text:style-name="T27">, quick learner and </text:span><text:span text:style-name="T31">c</text:span><text:span text:style-name="T27">ustomer </text:span><text:span text:style-name="T31">o</text:span><text:span text:style-name="T27">riented, </text:span><text:span text:style-name="T31">p</text:span><text:span text:style-name="T27">roficient in </text:span><text:span text:style-name="T37">PHP, HTML, CSS</text:span><text:span text:style-name="T27">,</text:span><text:span text:style-name="T37"> JavaScript,</text:span><text:span text:style-name="T27"> Database, </text:span><text:span text:style-name="T34">layout/structure design</text:span><text:span text:style-name="T27">; plus Modern Libraries and Framework, </text:span><text:span text:style-name="T29">also</text:span><text:span text:style-name="T27"> </text:span><text:span text:style-name="T32">having </text:span><text:span text:style-name="T43">Proficiency</text:span><text:span text:style-name="T49"> in </text:span><text:span text:style-name="T50">p</text:span><text:span text:style-name="T38">roblem solving Skills</text:span><text:span text:style-name="T32"> with</text:span><text:span text:style-name="T35"> </text:span><text:span text:style-name="T36">le</text:span><text:span text:style-name="T35">adership quality.</text:span><text:span text:style-name="T33"> <text:s/></text:span></text:p>
      <text:p text:style-name="P16"/>
      <text:p text:style-name="P23">» <text:span text:style-name="T136">Skills</text:span></text:p>
      <text:list xml:id="list2360193905" text:style-name="WW8Num2">
        <text:list-item>
          <text:p text:style-name="P42"><text:span text:style-name="T75">Back-end Languages</text:span><text:span text:style-name="T76">: </text:span><text:span text:style-name="T77">C, </text:span><text:span text:style-name="T76">C++, </text:span><text:span text:style-name="T120">C#, </text:span><text:span text:style-name="T78">JAVA,</text:span></text:p>
        </text:list-item>
        <text:list-item>
          <text:p text:style-name="P43"><text:span text:style-name="T125">Front side Languages:</text:span><text:span text:style-name="T120"> HTML, CSS, Php, JavaScript, SQL, </text:span><text:span text:style-name="T123">ASP</text:span><text:span text:style-name="T120">.</text:span><text:span text:style-name="T123">NET</text:span><text:span text:style-name="T121">. </text:span></text:p>
        </text:list-item>
        <text:list-item>
          <text:p text:style-name="P44"><text:span text:style-name="T125">Databas</text:span><text:span text:style-name="T126">e</text:span><text:span text:style-name="T120"> </text:span><text:span text:style-name="T124">M</text:span><text:span text:style-name="T122">anagement</text:span><text:span text:style-name="T125">.</text:span></text:p>
        </text:list-item>
        <text:list-item>
          <text:p text:style-name="P46"><text:span text:style-name="T128">L</text:span><text:span text:style-name="T127">ayout/Structure/Mock-up Design.</text:span></text:p>
        </text:list-item>
        <text:list-item>
          <text:p text:style-name="P45"><text:span text:style-name="T125">M</text:span><text:span text:style-name="T126">V</text:span><text:span text:style-name="T125">C framework.</text:span></text:p>
        </text:list-item>
        <text:list-item>
          <text:p text:style-name="P43"><text:span text:style-name="T39">JavaScript libraries</text:span><text:span text:style-name="T41"> and </text:span><text:span text:style-name="T39">frameworks</text:span><text:span text:style-name="T74">.</text:span></text:p>
        </text:list-item>
        <text:list-item>
          <text:p text:style-name="P29"><text:span text:style-name="T135">W</text:span><text:span text:style-name="T134">eb </text:span><text:span text:style-name="T135">D</text:span><text:span text:style-name="T134">e</text:span><text:span text:style-name="T135">v</text:span><text:span text:style-name="T134">elopment process</text:span> (<text:span text:style-name="T139">D</text:span>esign, <text:span text:style-name="T139">D</text:span>evelop, <text:span text:style-name="T139">D</text:span>eploy)</text:p>
        </text:list-item>
        <text:list-item>
          <text:p text:style-name="P30">Network Manageme<text:span text:style-name="T140">n</text:span>t </text:p>
        </text:list-item>
        <text:list-item>
          <text:p text:style-name="P28"><text:span text:style-name="T40">CSS3</text:span><text:span text:style-name="T42"> and </text:span><text:span text:style-name="T40">HTML5</text:span><text:span text:style-name="T42">. </text:span></text:p>
        </text:list-item>
      </text:list>
      <text:p text:style-name="P17">»<text:span text:style-name="T136">Educati</text:span><text:span text:style-name="T138">on</text:span></text:p>
      <text:list xml:id="list150509598648214" text:continue-numbering="true" text:style-name="WW8Num2">
        <text:list-item>
          <text:p text:style-name="P62"><text:span text:style-name="T114">Programming in WEB Technology </text:span><text:span text:style-name="T115">(AEC)</text:span><text:span text:style-name="T114"> </text:span><text:span text:style-name="T79"><text:s text:c="21"/>2019-</text:span><text:span text:style-name="T114">Pursuing</text:span></text:p>
        </text:list-item>
      </text:list>
      <text:p text:style-name="P19"><text:span text:style-name="T80"><text:s text:c="13"/></text:span><text:span text:style-name="T82">I</text:span><text:span text:style-name="T83">nstitut Supérieur d'Informatique, Montréal, </text:span><text:span text:style-name="T84">Québec</text:span><text:span text:style-name="T80"> </text:span></text:p>
      <text:p text:style-name="P20"/>
      <text:list xml:id="list150509659607654" text:continue-numbering="true" text:style-name="WW8Num2">
        <text:list-item>
          <text:p text:style-name="P63"><text:span text:style-name="T141">Master of Computer Applications (MCA)</text:span> <text:s text:c="28"/>2014-2017</text:p>
        </text:list-item>
      </text:list>
      <text:p text:style-name="P21"><text:span text:style-name="T80"><text:s text:c="13"/></text:span><text:span text:style-name="T84"><text:s/>Punjabi University, Patiala, Punjab I</text:span><text:span text:style-name="T85">NDIA</text:span><text:span text:style-name="T84"> </text:span><text:span text:style-name="T131"><text:s text:c="12"/></text:span></text:p>
      <text:p text:style-name="P22"/>
      <text:list xml:id="list150509556501764" text:continue-numbering="true" text:style-name="WW8Num2">
        <text:list-item>
          <text:p text:style-name="P63"><text:span text:style-name="T141">Bachelors of Computer Applications (BCA) <text:s text:c="2"/></text:span><text:s text:c="23"/>2011-2014</text:p>
        </text:list-item>
      </text:list>
      <text:p text:style-name="P21"><text:span text:style-name="T86"><text:s text:c="16"/></text:span><text:span text:style-name="T84">S.U.S. Govt. College Sunam, Dist. Sangrur, Punjab I</text:span><text:span text:style-name="T85">NDIA</text:span></text:p>
      <text:p text:style-name="P21"><text:span text:style-name="T85"/></text:p>
      <text:p text:style-name="P8"/>
      <text:p text:style-name="P8"/>
      <text:p text:style-name="P18"><text:soft-page-break/><text:span text:style-name="T60">» </text:span><text:span text:style-name="T66">Work Experience </text:span><text:span text:style-name="T67"><text:s text:c="3"/></text:span><text:span text:style-name="T132"><text:s text:c="8"/></text:span></text:p>
      <text:list xml:id="list165268019" text:style-name="L1">
        <text:list-item>
          <text:p text:style-name="P48"><text:span text:style-name="T70">Prof</text:span><text:span text:style-name="T71">e</text:span><text:span text:style-name="T70">sso</text:span><text:span text:style-name="T71">r</text:span><text:span text:style-name="T72">(Computer Applicatio</text:span><text:span text:style-name="T73">ns &amp; </text:span><text:span text:style-name="T72">IT) <text:s text:c="7"/></text:span><text:span text:style-name="T143"><text:s text:c="23"/></text:span><text:span text:style-name="T7">2016-2018 </text:span><text:span text:style-name="T142"><text:s text:c="11"/></text:span><text:span text:style-name="T7"><text:s/></text:span><text:span text:style-name="T8">SM Degree College, Lehra, Punjab, India. <text:s text:c="3"/></text:span></text:p>
        </text:list-item>
      </text:list>
      <text:list xml:id="list1072915020" text:style-name="L2">
        <text:list-item>
          <text:p text:style-name="P54"><text:span text:style-name="T23">Plan lessons and activities that facilitate students' acquisition computer skills.</text:span><text:span text:style-name="T87"> </text:span></text:p>
        </text:list-item>
        <text:list-item>
          <text:p text:style-name="P54"><text:span text:style-name="T23">I</text:span><text:span text:style-name="T24">nv</text:span><text:span text:style-name="T23">igilat</text:span><text:span text:style-name="T25">e</text:span><text:span text:style-name="T23"> a</text:span><text:span text:style-name="T25">n</text:span><text:span text:style-name="T23">d grading projects, quizzes, and examinations. </text:span></text:p>
        </text:list-item>
        <text:list-item>
          <text:p text:style-name="P64"><text:span text:style-name="T23">Download important software updates and maintaining hardware</text:span><text:span text:style-name="T87">. <text:s text:c="2"/></text:span></text:p>
        </text:list-item>
        <text:list-item>
          <text:p text:style-name="P54"><text:span text:style-name="T23">Determine and troubleshoot technology services for staff.</text:span><text:span text:style-name="T87"> <text:s/></text:span></text:p>
        </text:list-item>
      </text:list>
      <text:list xml:id="list1729023558" text:style-name="L3">
        <text:list-header>
          <text:p text:style-name="P55"/>
        </text:list-header>
      </text:list>
      <text:list xml:id="list150510551045534" text:continue-list="list165268019" text:style-name="L1">
        <text:list-item>
          <text:p text:style-name="P56">Training </text:p>
          <text:p text:style-name="P56"/>
        </text:list-item>
      </text:list>
      <text:list xml:id="list4190467936" text:style-name="L4">
        <text:list-item>
          <text:p text:style-name="P49"><text:span text:style-name="T101"><text:s/>TATA Consultancy(TCS) pvt. Ltd. INDI</text:span><text:span text:style-name="T104">A </text:span><text:span text:style-name="T92"><text:s text:c="13"/></text:span></text:p>
        </text:list-item>
      </text:list>
      <text:p text:style-name="P3"><text:span text:style-name="T101"><text:s text:c="24"/></text:span><text:span text:style-name="T100">S</text:span><text:span text:style-name="T153">ix</text:span><text:span text:style-name="T148"> months </text:span><text:span text:style-name="T149">Training </text:span><text:span text:style-name="T147">during </text:span><text:span text:style-name="T99">Masters where w</text:span><text:span text:style-name="T90">orked wi</text:span><text:span text:style-name="T91">th </text:span><text:span text:style-name="T90">team of </text:span><text:span text:style-name="T91">10 experienced</text:span></text:p>
      <text:p text:style-name="P3"><text:span text:style-name="T98"><text:s text:c="25"/></text:span><text:span text:style-name="T91">developers of </text:span><text:span text:style-name="T97">MTS </text:span><text:span text:style-name="T96">Company</text:span><text:span text:style-name="T90"> in more than </text:span><text:span text:style-name="T91">5</text:span><text:span text:style-name="T90"> Projects and have done research o</text:span><text:span text:style-name="T94">n</text:span></text:p>
      <text:p text:style-name="P3"><text:span text:style-name="T91"><text:s text:c="25"/></text:span><text:span text:style-name="T94">v</text:span><text:span text:style-name="T91">arious strategies of other Companies in Market. <text:s text:c="4"/></text:span></text:p>
      <text:list xml:id="list673330338" text:style-name="L5">
        <text:list-item>
          <text:p text:style-name="P32"><text:span text:style-name="T156">Researc</text:span><text:span text:style-name="T157">h</text:span><text:span text:style-name="T156">, desi</text:span><text:span text:style-name="T157">gn</text:span><text:span text:style-name="T156">, impleme</text:span><text:span text:style-name="T157">nt</text:span><text:span text:style-name="T156"> and manag</text:span><text:span text:style-name="T157">e software</text:span><text:span text:style-name="T156"> programs.</text:span></text:p>
        </text:list-item>
        <text:list-item>
          <text:p text:style-name="P37"><text:span text:style-name="T156">Test and evaluat</text:span><text:span text:style-name="T157">e</text:span><text:span text:style-name="T156"> new programs</text:span></text:p>
        </text:list-item>
        <text:list-item>
          <text:p text:style-name="P33">Identify areas for modification in existing programs and develop modifications</text:p>
        </text:list-item>
        <text:list-item>
          <text:p text:style-name="P33">Writ<text:span text:style-name="T155">e</text:span> efficient code</text:p>
        </text:list-item>
        <text:list-item>
          <text:p text:style-name="P35"><text:span text:style-name="T51">Determi</text:span><text:span text:style-name="T52">ne </text:span><text:span text:style-name="T51">operational practicality</text:span></text:p>
        </text:list-item>
        <text:list-item>
          <text:p text:style-name="P38">Working closely with other developers, designers, business and systems analysts</text:p>
        </text:list-item>
      </text:list>
      <text:p text:style-name="P9"/>
      <text:list xml:id="list150509772952859" text:continue-list="list4190467936" text:style-name="L4">
        <text:list-item>
          <text:p text:style-name="P50"><text:span text:style-name="T102">Technical-skill Gaining Traini</text:span><text:span text:style-name="T105">ng </text:span><text:span text:style-name="T102">(TGT) </text:span><text:span text:style-name="T103">at </text:span><text:span text:style-name="T101">TATA Consultancy(TCS) pvt. Ltd. INDIA</text:span></text:p>
        </text:list-item>
      </text:list>
      <text:p text:style-name="P2"><text:span text:style-name="T92"><text:s text:c="24"/>Six </text:span><text:span text:style-name="T95">m</text:span><text:span text:style-name="T90">onths </text:span><text:span text:style-name="T95">p</text:span><text:span text:style-name="T93">aid </text:span><text:span text:style-name="T90">Traini</text:span><text:span text:style-name="T92">ng </text:span><text:span text:style-name="T93">(</text:span><text:span text:style-name="T92">Bachelors of Computer Application’s requirement) </text:span><text:span text:style-name="T94">to</text:span><text:span text:style-name="T92"> </text:span><text:span text:style-name="T93">work </text:span></text:p>
      <text:p text:style-name="P2"><text:span text:style-name="T93"><text:s text:c="24"/></text:span><text:span text:style-name="T92">wi</text:span><text:span text:style-name="T93">th </text:span><text:span text:style-name="T88">IT </text:span><text:span text:style-name="T89">c</text:span><text:span text:style-name="T87">ompany</text:span><text:span text:style-name="T90"> </text:span><text:span text:style-name="T93">to </text:span><text:span text:style-name="T95">p</text:span><text:span text:style-name="T93">olish Front-end and Back-end </text:span><text:span text:style-name="T95">l</text:span><text:span text:style-name="T93">anguage </text:span><text:span text:style-name="T95">s</text:span><text:span text:style-name="T93">kills.</text:span></text:p>
      <text:list xml:id="list150509045754570" text:continue-list="list673330338" text:style-name="L5">
        <text:list-item>
          <text:p text:style-name="P34">Writ<text:span text:style-name="T155">e</text:span> and impleme<text:span text:style-name="T155">nt </text:span>efficient code </text:p>
        </text:list-item>
        <text:list-item>
          <text:p text:style-name="P34">Develop quality assurance procedures</text:p>
        </text:list-item>
        <text:list-item>
          <text:p text:style-name="P34">Deplo<text:span text:style-name="T155">y</text:span> software tools and <text:s/>processes </text:p>
        </text:list-item>
        <text:list-item>
          <text:p text:style-name="P36"><text:span text:style-name="T53">Maintai</text:span><text:span text:style-name="T54">n</text:span><text:span text:style-name="T53"> and upgrad</text:span><text:span text:style-name="T54">e</text:span><text:span text:style-name="T53"> existing systems </text:span></text:p>
        </text:list-item>
      </text:list>
      <text:p text:style-name="P4"/>
      <text:p text:style-name="P7"><text:span text:style-name="T60"><text:s/></text:span><text:span text:style-name="T68"><text:s/>» </text:span><text:span text:style-name="T69">Other Experience </text:span><text:span text:style-name="T133"><text:s text:c="6"/></text:span><text:span text:style-name="T132"><text:s text:c="5"/></text:span></text:p>
      <text:list xml:id="list150509593669159" text:continue-list="list150509556501764" text:style-name="WW8Num2">
        <text:list-header>
          <text:p text:style-name="P60"/>
        </text:list-header>
        <text:list-item>
          <text:p text:style-name="P51"><text:span text:style-name="T144">Clerk</text:span><text:span text:style-name="T145"> &amp; Ac</text:span><text:span text:style-name="T146">c</text:span><text:span text:style-name="T145">ount Manager</text:span><text:span text:style-name="T144"> <text:s text:c="56"/>2019-2020 <text:s text:c="84"/></text:span></text:p>
        </text:list-item>
      </text:list>
      <text:p text:style-name="P13"><text:span text:style-name="T1"><text:s text:c="11"/></text:span><text:span text:style-name="T2"><text:s/></text:span><text:span text:style-name="T3">Déménagement</text:span><text:span text:style-name="T150"> Super Dorval, Quebec </text:span></text:p>
      <text:list xml:id="list1519702298" text:style-name="L6">
        <text:list-item>
          <text:p text:style-name="P65"><text:span text:style-name="T23"><text:s/>Perform data entry.</text:span><text:span text:style-name="T87"> </text:span></text:p>
        </text:list-item>
        <text:list-item>
          <text:p text:style-name="P68"><text:span text:style-name="T23"><text:s/>Prepare payroll checks</text:span><text:span text:style-name="T87">. </text:span></text:p>
        </text:list-item>
        <text:list-item>
          <text:p text:style-name="P65"><text:span text:style-name="T23"><text:s/>Conduct phones and inquiries about company.</text:span><text:span text:style-name="T87"> </text:span></text:p>
        </text:list-item>
        <text:list-item>
          <text:p text:style-name="P67"><text:s/>Compile financial records. </text:p>
          <text:p text:style-name="P67"/>
        </text:list-item>
      </text:list>
      <text:list xml:id="list150510308707728" text:continue-list="list150509593669159" text:style-name="WW8Num2">
        <text:list-item>
          <text:p text:style-name="P51"><text:span text:style-name="T144">IELTS </text:span><text:span text:style-name="T146">&amp; PTE</text:span><text:span text:style-name="T144"> Trainer <text:s text:c="66"/>2017-2018</text:span></text:p>
        </text:list-item>
      </text:list>
      <text:p text:style-name="P13"><text:span text:style-name="T1"><text:s text:c="11"/></text:span><text:span text:style-name="T2">Inspire E IELTS &amp; PTE Center, Sunam, </text:span><text:span text:style-name="T136">Punjab, India <text:s/></text:span></text:p>
      <text:list xml:id="list150509441888770" text:continue-list="list1519702298" text:style-name="L6">
        <text:list-item>
          <text:p text:style-name="P68"><text:span text:style-name="T23"><text:s/>Conduct the Interviews.</text:span><text:span text:style-name="T87"> </text:span></text:p>
        </text:list-item>
        <text:list-item>
          <text:p text:style-name="P67"><text:s/>Deliver the Lecture on various Modules of IELTS.</text:p>
        </text:list-item>
        <text:list-item>
          <text:p text:style-name="P67"><text:s/>Monitor all technical Problems occurred during Online tests or Class.</text:p>
        </text:list-item>
        <text:list-item>
          <text:p text:style-name="P65"><text:span text:style-name="T23"><text:s/></text:span><text:span text:style-name="T26">Conduct Online Tests of PTE and IELTS.</text:span></text:p>
        </text:list-item>
      </text:list>
      <text:p text:style-name="P66"><text:span text:style-name="T26"/></text:p>
      <text:p text:style-name="P66"><text:span text:style-name="T26"/></text:p>
      <text:p text:style-name="P18"><text:soft-page-break/><text:span text:style-name="T4">»</text:span><text:span text:style-name="T60"> </text:span><text:span text:style-name="T66">Projects </text:span></text:p>
      <text:list xml:id="list150510324078821" text:continue-list="list150510308707728" text:style-name="WW8Num2">
        <text:list-header>
          <text:p text:style-name="P57"/>
        </text:list-header>
        <text:list-item>
          <text:p text:style-name="P58">Style-Stamp (Online Shopping Website) <text:s text:c="9"/><text:a xlink:type="simple" xlink:href="https://github.com/Gagan1717/StyleStamp" text:style-name="Internet_20_link" text:visited-style-name="Visited_20_Internet_20_Link"><text:span text:style-name="T158">https://github.com/Gagan1717/StyleStamp</text:span></text:a></text:p>
          <text:p text:style-name="P69"><text:span text:style-name="T74">Leading Front-End Team and </text:span><text:span text:style-name="T116">r</text:span><text:span text:style-name="T74">esponsible to Design from Structure to Use-Case Diagrams of applicati</text:span><text:span text:style-name="T106">on</text:span><text:span text:style-name="T74"> and to manage the connectivity between front-end, back-end and App team. <text:s text:c="2"/></text:span></text:p>
        </text:list-item>
        <text:list-item>
          <text:p text:style-name="P71">Responsible to represent Structure for Admin and Client side with different strategies(Use-case, Class Diagrams, Sequence diagram and overall design of different pages of Site.</text:p>
        </text:list-item>
        <text:list-item>
          <text:p text:style-name="P70"><text:span text:style-name="T106">Jira, HTML, CSS, JavaScript, Bootstrap, MySQL, </text:span><text:span text:style-name="T112">Adobe, </text:span><text:span text:style-name="T106">Mockplus, </text:span><text:span text:style-name="T116">MVC framework</text:span><text:span text:style-name="T106">. </text:span></text:p>
          <text:p text:style-name="P70"><text:span text:style-name="T74"><text:s/></text:span></text:p>
        </text:list-item>
        <text:list-item>
          <text:p text:style-name="P52"><text:span text:style-name="T81">ISI-Drone</text:span><text:span text:style-name="T80"> <text:s text:c="25"/></text:span><text:span text:style-name="T119"><text:s/></text:span><text:a xlink:type="simple" xlink:href="https://bitbucket.org/GAGANPREET_KAUR/workspace/projects/IS" text:style-name="Internet_20_link" text:visited-style-name="Visited_20_Internet_20_Link"><text:span text:style-name="T158">https://bitbucket.org/GAGANPREET_KAUR/workspace/projects/IS</text:span></text:a> </text:p>
        </text:list-item>
        <text:list-item>
          <text:p text:style-name="P78"><text:span text:style-name="T118">E commerce</text:span><text:span text:style-name="T117"> website to sell drones. <text:s/></text:span></text:p>
          <text:p text:style-name="P74"><text:span text:style-name="T159">JAVA, JSP, Servlet, MAVEN, </text:span><text:span text:style-name="T160">MySQL, JavaScript, GIT, BitBucket, Putty, WinSCP and Jenkins </text:span></text:p>
          <text:p text:style-name="P74"><text:span text:style-name="T160"/></text:p>
        </text:list-item>
        <text:list-item>
          <text:p text:style-name="P57">Ai<text:span text:style-name="T161">rlines Reservation System</text:span> <text:s text:c="7"/></text:p>
        </text:list-item>
      </text:list>
      <text:p text:style-name="P25"><text:span text:style-name="T74">Worked as a Team Leader</text:span><text:span text:style-name="T107">(Front -End Team) </text:span><text:span text:style-name="T74">in designing the website that achieve Online Booking and Management of Airlines Tickets. <text:s/></text:span></text:p>
      <text:list xml:id="list150509818596533" text:continue-numbering="true" text:style-name="WW8Num2">
        <text:list-item>
          <text:p text:style-name="P75"><text:span text:style-name="T74">Responsible to </text:span><text:span text:style-name="T113">manage</text:span><text:span text:style-name="T74"> </text:span><text:span text:style-name="T113">design of different pages along with validations on data flow also Connectivity of server</text:span><text:span text:style-name="T74"> and Client side. </text:span></text:p>
        </text:list-item>
        <text:list-item>
          <text:p text:style-name="P76"><text:span text:style-name="T106">Trello, </text:span><text:span text:style-name="T74">Php, HTML, CSS, </text:span><text:span text:style-name="T113">j Query, </text:span><text:span text:style-name="T74">Bootstrap, Mockplus, </text:span><text:span text:style-name="T108">MySQL. </text:span></text:p>
          <text:p text:style-name="P72"/>
        </text:list-item>
        <text:list-item>
          <text:p text:style-name="P57"><text:span text:style-name="T161">Online Pharmacy</text:span> <text:s text:c="4"/></text:p>
        </text:list-item>
      </text:list>
      <text:p text:style-name="P25"><text:span text:style-name="T109">Designed a website that deals with selling and buying medicals Products and Services</text:span><text:span text:style-name="T74">. </text:span></text:p>
      <text:list xml:id="list150508833198928" text:continue-numbering="true" text:style-name="WW8Num2">
        <text:list-item>
          <text:p text:style-name="P75"><text:span text:style-name="T74">Responsible </text:span><text:span text:style-name="T113">from design Logo for site to design layout of pages for mobile app, also to manage all front-end validations</text:span><text:span text:style-name="T74">. </text:span></text:p>
        </text:list-item>
        <text:list-item>
          <text:p text:style-name="P77"><text:span text:style-name="T106">HTML, CSS, Bootstrap, </text:span><text:span text:style-name="T108">J Query</text:span><text:span text:style-name="T106">, </text:span><text:span text:style-name="T116">MVC,</text:span><text:span text:style-name="T106"> </text:span><text:span text:style-name="T116">ADO</text:span><text:span text:style-name="T106">.</text:span><text:span text:style-name="T110">N</text:span><text:span text:style-name="T106">et..</text:span></text:p>
          <text:p text:style-name="P73"/>
        </text:list-item>
        <text:list-item>
          <text:p text:style-name="P57"><text:span text:style-name="T152">Kaur-WeddingPlan(Online Wedding Planner’s application) </text:span><text:s text:c="8"/></text:p>
        </text:list-item>
      </text:list>
      <text:p text:style-name="P26"><text:span text:style-name="T116">E-commerce w</text:span><text:span text:style-name="T74">ebsite that facilitate with wedding Planing services and also deal with selling wedding accessories </text:span><text:span text:style-name="T116">also it is a </text:span><text:span text:style-name="T74">single platform to facilitate a Wedding (including Beauty-Parlour, Costume Designer, Pre </text:span><text:span text:style-name="T108">&amp; </text:span><text:span text:style-name="T74">Post Wedding Video </text:span><text:span text:style-name="T116">and number of other services</text:span><text:span text:style-name="T74">).</text:span></text:p>
      <text:list xml:id="list150510864034989" text:continue-numbering="true" text:style-name="WW8Num2">
        <text:list-item>
          <text:p text:style-name="P76"><text:span text:style-name="T106"><text:s/>HTML, CSS, </text:span><text:span text:style-name="T116">PHP, </text:span><text:span text:style-name="T106"><text:s/>Bootstrap, J Query, </text:span><text:span text:style-name="T110">SQL</text:span><text:span text:style-name="T106">, </text:span><text:span text:style-name="T116">MVC and </text:span><text:span text:style-name="T111">other Front-end Frameworks.</text:span></text:p>
        </text:list-item>
      </text:list>
      <text:p text:style-name="P27"/>
      <text:p text:style-name="P24">» <text:span text:style-name="T137">Other</text:span><text:span text:style-name="T154"> </text:span><text:span text:style-name="T136">Skills</text:span></text:p>
      <text:list xml:id="list150510005817431" text:continue-numbering="true" text:style-name="WW8Num2">
        <text:list-item>
          <text:p text:style-name="P59">Team Management.</text:p>
        </text:list-item>
        <text:list-item>
          <text:p text:style-name="P47"><text:span text:style-name="T129">Leadership</text:span><text:span text:style-name="T128">. </text:span></text:p>
        </text:list-item>
        <text:list-item>
          <text:p text:style-name="P61">MVC framework.</text:p>
        </text:list-item>
        <text:list-item>
          <text:p text:style-name="P47"><text:span text:style-name="T44">Self Moti</text:span><text:span text:style-name="T45">v</text:span><text:span text:style-name="T44">ated</text:span><text:span text:style-name="T74">.</text:span></text:p>
        </text:list-item>
        <text:list-item>
          <text:p text:style-name="P31"><text:span text:style-name="T47">Excellent Communicati</text:span><text:span text:style-name="T46">on </text:span></text:p>
        </text:list-item>
      </text:list>
      <text:p text:style-name="P79"><text:span text:style-name="T55">» <text:s/></text:span><text:span text:style-name="T56">Por</text:span><text:span text:style-name="T55">tfolio </text:span><text:a xlink:type="simple" xlink:href="../../../../GAGANPREET%20KAURs%20Portfolio/index.html" text:style-name="Internet_20_link" text:visited-style-name="Visited_20_Internet_20_Link">file:///C:/Users/ggaganpr/Desktop/GAGANPREET%20KAURs%20Portfolio/index.html</text:a><text:span text:style-name="T58"> <text:s/></text:span></text:p>
      <text:p text:style-name="P53"><text:span text:style-name="T8"><text:s text:c="7"/>References available upon the </text:span><text:span text:style-name="T11">r</text:span><text:span text:style-name="T8">equest</text:span></text:p>
      <text:p text:style-name="P53"><text:span text:style-name="T8"/></text:p>
      <text:p text:style-name="P40"><text:a xlink:type="simple" xlink:href="mailto:gaganonkar85@gmail.comGaganpreet" text:style-name="Internet_20_link" text:visited-style-name="Visited_20_Internet_20_Link"><text:span text:style-name="Internet_20_link"><text:span text:style-name="T61">Gaganpreet</text:span></text:span></text:a><text:span text:style-name="T61"> Kaur </text:span><text:span text:style-name="T62"><text:s text:c="25"/></text:span><text:span text:style-name="T63"><text:s text:c="7"/></text:span><text:span text:style-name="T64">51</text:span><text:span text:style-name="T65">4-</text:span><text:span text:style-name="T64">923-6993 <text:s text:c="20"/></text:span><text:a xlink:type="simple" xlink:href="mailto:gaganonkar85@gmail.comGaganpreet" text:style-name="Internet_20_link" text:visited-style-name="Visited_20_Internet_20_Link"><text:span text:style-name="Internet_20_link"><text:span text:style-name="T64">gaganonkar85@gmail.com</text:span></text:span></text:a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Futura BT W01 Book" svg:font-family="'Futura BT W01 Book', OpenSansRegular, 'Open Sans Regular', sans-serif"/>
    <style:font-face style:name="OpenSymbol1" svg:font-family="OpenSymbol, 'Arial Unicode MS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WW8Num2z0" style:family="text">
      <style:text-properties fo:font-variant="normal" fo:text-transform="none" fo:color="#222222" style:font-name="Symbol" fo:font-family="Symbol" style:font-family-generic="roman" style:font-pitch="variable" style:font-charset="x-symbol" fo:font-size="12pt" fo:letter-spacing="normal" fo:language="fr" fo:country="CA" fo:background-color="#ffffff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variant="normal" fo:text-transform="none" fo:color="#000000" style:font-name="Symbol1" fo:font-family="Symbol" style:font-charset="x-symbol" fo:font-size="12pt" fo:letter-spacing="normal" style:text-underline-style="solid" style:text-underline-type="double" style:text-underline-width="auto" style:text-underline-color="font-color" style:font-size-asian="12pt" style:font-name-complex="OpenSymbol2" style:font-family-complex="OpenSymbol, 'Arial Unicode MS'" style:font-charset-complex="x-symbol" style:font-size-complex="12pt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165in" fo:margin-bottom="0.169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4:21:42.439000000</meta:creation-date>
    <dc:date>2020-05-22T14:07:34.943000000</dc:date>
    <meta:editing-duration>P9DT2H21M41S</meta:editing-duration>
    <meta:editing-cycles>12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100" meta:word-count="718" meta:character-count="6231" meta:non-whitespace-character-count="4374"/>
  </office:meta>
</office:document-meta>
</file>